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45cm" fo:min-width="2.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85cm" fo:min-width="4.2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style:text-properties fo:color="#808080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color="#66ccff"/>
    </style:style>
    <style:style style:name="T3" style:family="text">
      <style:text-properties fo:color="#cccccc"/>
    </style:style>
    <style:style style:name="T4" style:family="text">
      <style:text-properties fo:color="#990000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808080" fo:font-style="italic" style:font-style-asian="italic" style:font-style-complex="italic"/>
    </style:style>
    <style:style style:name="T8" style:family="text">
      <style:text-properties fo:color="#009900"/>
    </style:style>
    <style:style style:name="T9" style:family="text">
      <style:text-properties fo:color="#800000"/>
    </style:style>
    <style:style style:name="T10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87cm" svg:height="0.962cm" svg:x="1.5cm" svg:y="1.338cm">
          <draw:text-box>
            <text:p><text:span text:style-name="T1">Project / Location / SubLoc / SensorName / AttName</text:span> <text:s/><text:span text:style-name="T2">value</text:span></text:p>
          </draw:text-box>
        </draw:frame>
        <draw:frame draw:style-name="gr1" draw:text-style-name="P1" draw:layer="layout" svg:width="18.125cm" svg:height="0.962cm" svg:x="1.3cm" svg:y="2.9cm">
          <draw:text-box>
            <text:p>e.g. iotitan / home / up_bed1 / dht11 / temperature_mean <text:s/><text:span text:style-name="T3">23.1</text:span></text:p>
          </draw:text-box>
        </draw:frame>
        <draw:custom-shape draw:style-name="gr2" draw:text-style-name="P3" draw:layer="layout" svg:width="3cm" svg:height="1.7cm" svg:x="2cm" svg:y="5.7cm">
          <text:p text:style-name="P2">SensorN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2cm" svg:height="1.673cm" svg:x="5cm" svg:y="5.727cm">
          <draw:text-box>
            <text:p><text:span text:style-name="T4">&lt;Sensor topic1&gt;</text:span>=up_bed1 / dht11 / temperature <text:s/><text:span text:style-name="T5">23</text:span></text:p>
            <text:p><text:span text:style-name="T4">&lt;Sensor topic2&gt;</text:span><text:span text:style-name="T6">=up_bed2 / dht11 / humidity</text:span><text:span text:style-name="T5"> <text:s/>41</text:span></text:p>
          </draw:text-box>
        </draw:frame>
        <draw:custom-shape draw:style-name="gr4" draw:text-style-name="P3" draw:layer="layout" svg:width="4.7cm" svg:height="2.1cm" svg:x="1.3cm" svg:y="8.6cm">
          <text:p text:style-name="P2">MQTT Bridge<text:line-break/>to ThingSpeak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859cm" svg:height="0.962cm" svg:x="6.159cm" svg:y="8.5cm">
          <draw:text-box>
            <text:p text:style-name="P4"><text:span text:style-name="T7">Configuration: channel=752701, apikey=key</text:span></text:p>
          </draw:text-box>
        </draw:frame>
        <draw:frame draw:style-name="gr6" draw:text-style-name="P1" draw:layer="layout" svg:width="14.5cm" svg:height="0.962cm" svg:x="6.1cm" svg:y="12.838cm">
          <draw:text-box>
            <text:p><text:span text:style-name="T8">&lt;Bridge topic&gt;</text:span>=iotitan / home / <text:span text:style-name="T9">&lt;sensor topic&gt;</text:span></text:p>
          </draw:text-box>
        </draw:frame>
        <draw:custom-shape draw:style-name="gr4" draw:text-style-name="P3" draw:layer="layout" svg:width="4.7cm" svg:height="2.1cm" svg:x="1.3cm" svg:y="11.9cm">
          <text:p text:style-name="P2">MQTT Bridge<text:line-break/>general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5cm" svg:height="1.673cm" svg:x="6.1cm" svg:y="9.5cm">
          <draw:text-box>
            <text:p><text:span text:style-name="T8">&lt;Bridge topic&gt;</text:span>=channels/752701/publish/&lt;key&gt; <text:s/>field1=23,field2=41</text:p>
          </draw:text-box>
        </draw:frame>
        <draw:frame draw:style-name="gr5" draw:text-style-name="P5" draw:layer="layout" svg:width="13.075cm" svg:height="0.962cm" svg:x="6.2cm" svg:y="11.8cm">
          <draw:text-box>
            <text:p text:style-name="P4"><text:span text:style-name="T7">Configuration: </text:span><text:span text:style-name="T7">project=iotitan, </text:span><text:span text:style-name="T7">location=home</text:span></text:p>
          </draw:text-box>
        </draw:frame>
        <draw:custom-shape draw:style-name="gr2" draw:text-style-name="P3" draw:layer="layout" svg:width="3cm" svg:height="1.7cm" svg:x="1.5cm" svg:y="17.9cm">
          <text:p text:style-name="P2">Processor</text:p>
          <text:p text:style-name="P2">(alerts)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2cm" svg:height="1.673cm" svg:x="4.5cm" svg:y="17.927cm">
          <draw:text-box>
            <text:p><text:span text:style-name="T4">&lt;Input topic1&gt;</text:span>= + / + / temperature <text:s/><text:span text:style-name="T5">37</text:span></text:p>
            <text:p><text:span text:style-name="T4">&lt;Output topic1&gt;</text:span><text:span text:style-name="T6">= + / + / temperature_alert_hi</text:span><text:span text:style-name="T5"> <text:s/>on</text:span></text:p>
          </draw:text-box>
        </draw:frame>
        <draw:frame draw:style-name="gr7" draw:text-style-name="P1" draw:layer="layout" svg:width="17.3cm" svg:height="1.673cm" svg:x="2.5cm" svg:y="4.2cm">
          <draw:text-box>
            <text:p><text:span text:style-name="T10">Mqtt wildcards: “+” single level, “#” multi level</text:span><text:line-break/></text:p>
          </draw:text-box>
        </draw:frame>
        <draw:custom-shape draw:style-name="gr2" draw:text-style-name="P3" draw:layer="layout" svg:width="3cm" svg:height="1.7cm" svg:x="2cm" svg:y="5.7cm">
          <text:p text:style-name="P2">SensorN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2cm" svg:height="1.673cm" svg:x="5cm" svg:y="5.727cm">
          <draw:text-box>
            <text:p><text:span text:style-name="T4">&lt;Sensor topic1&gt;</text:span>=up_bed1 / dht11 / temperature <text:s/><text:span text:style-name="T5">23</text:span></text:p>
            <text:p><text:span text:style-name="T4">&lt;Sensor topic2&gt;</text:span><text:span text:style-name="T6">=up_bed2 / dht11 / humidity</text:span><text:span text:style-name="T5"> <text:s/>41</text:span></text:p>
          </draw:text-box>
        </draw:frame>
        <draw:custom-shape draw:style-name="gr2" draw:text-style-name="P3" draw:layer="layout" svg:width="3cm" svg:height="1.7cm" svg:x="1.5cm" svg:y="14.9cm">
          <text:p text:style-name="P2">Processor</text:p>
          <text:p text:style-name="P2">(stats)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2cm" svg:height="1.673cm" svg:x="4.5cm" svg:y="14.927cm">
          <draw:text-box>
            <text:p><text:span text:style-name="T4">&lt;Input topic1&gt;</text:span>= + / + / temperature <text:s/><text:span text:style-name="T5">23</text:span></text:p>
            <text:p><text:span text:style-name="T4">&lt;Output topic1&gt;</text:span><text:span text:style-name="T6">= + / + / temperature_mean</text:span><text:span text:style-name="T5"> <text:s/>23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7:06:48.518636847</meta:creation-date>
    <dc:date>2019-04-16T17:57:03.017364921</dc:date>
    <meta:editing-duration>PT8M43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